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081cm"/>
    </style:style>
    <style:style style:name="gr2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4.199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4.58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6.231cm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0.639cm" fo:min-width="1.532cm"/>
    </style:style>
    <style:style style:name="P1" style:family="paragraph">
      <style:text-properties style:font-name="Liberation Mono"/>
    </style:style>
    <style:style style:name="P2" style:family="paragraph">
      <loext:graphic-properties draw:fill="none" draw:fill-color="#ffffff"/>
      <style:text-properties style:font-name="Liberation Mono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66ccff"/>
      <style:paragraph-properties fo:text-align="center"/>
    </style:style>
    <style:style style:name="P7" style:family="paragraph">
      <loext:graphic-properties draw:fill-color="#66ccff"/>
      <style:paragraph-properties fo:text-align="star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729fcf"/>
    </style:style>
    <style:style style:name="T3" style:family="text">
      <style:text-properties style:font-name="Liberation Mono" fo:background-color="#66cc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457cm" svg:height="10.331cm" svg:x="0.005cm" svg:y="0.949cm">
          <draw:text-box>
            <text:p text:style-name="P1"><text:span text:style-name="T1"># append </text:span><text:span text:style-name="T2">root</text:span><text:span text:style-name="T1"> </text:span><text:span text:style-name="T1">“Current </text:span><text:span text:style-name="T1">time is </text:span><text:span text:style-name="T1">“;;</text:span></text:p>
            <text:p text:style-name="P1"><text:span text:style-name="T1"/></text:p>
            <text:p text:style-name="P1"><text:span text:style-name="T1"/></text:p>
            <text:p text:style-name="P1"><text:span text:style-name="T1"># let </text:span><text:span text:style-name="T3">time</text:span><text:span text:style-name="T1"> </text:span><text:span text:style-name="T1">= sub </text:span><text:span text:style-name="T2">root</text:span><text:span text:style-name="T1">;;</text:span></text:p>
            <text:p text:style-name="P1"><text:span text:style-name="T1"/></text:p>
            <text:p text:style-name="P1"><text:span text:style-name="T1"/></text:p>
            <text:p text:style-name="P1"><text:span text:style-name="T1"># append </text:span><text:span text:style-name="T3">time</text:span><text:span text:style-name="T1"> </text:span><text:span text:style-name="T1">“11:59”;;</text:span></text:p>
            <text:p text:style-name="P1"><text:span text:style-name="T1"/></text:p>
            <text:p text:style-name="P1"><text:span text:style-name="T1"/></text:p>
            <text:p text:style-name="P1"><text:span text:style-name="T1"># clear </text:span><text:span text:style-name="T3">time</text:span><text:span text:style-name="T1">;;</text:span></text:p>
            <text:p text:style-name="P1"><text:span text:style-name="T1"/></text:p>
            <text:p text:style-name="P1"><text:span text:style-name="T1"/></text:p>
            <text:p text:style-name="P1"><text:span text:style-name="T1"># append </text:span><text:span text:style-name="T3">time</text:span><text:span text:style-name="T1"> </text:span><text:span text:style-name="T1">“12:00”;;</text:span></text:p>
          </draw:text-box>
        </draw:frame>
        <draw:custom-shape draw:style-name="gr2" draw:text-style-name="P3" draw:layer="layout" svg:width="0.381cm" svg:height="0.876cm" svg:x="3.688cm" svg:y="0.00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07cm" svg:height="0.962cm" svg:x="0.005cm" svg:y="0.006cm">
          <draw:text-box>
            <text:p>root region:</text:p>
          </draw:text-box>
        </draw:frame>
        <draw:custom-shape draw:style-name="gr4" draw:text-style-name="P5" draw:layer="layout" svg:width="4.699cm" svg:height="0.889cm" svg:x="3.688cm" svg:y="1.911cm">
          <text:p text:style-name="P5">Current time i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889cm" svg:x="3.688cm" svg:y="4.17cm">
          <text:p text:style-name="P5">Current time i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81cm" svg:height="0.889cm" svg:x="8.26cm" svg:y="4.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889cm" svg:x="3.688cm" svg:y="8.47cm">
          <text:p text:style-name="P5">Current time i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81cm" svg:height="0.889cm" svg:x="8.26cm" svg:y="8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31cm" svg:height="0.889cm" svg:x="3.688cm" svg:y="6.37cm">
          <text:p text:style-name="P5">Current time i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32cm" svg:height="0.889cm" svg:x="8.26cm" svg:y="6.37cm">
          <text:p text:style-name="P5">11:59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31cm" svg:height="0.889cm" svg:x="3.688cm" svg:y="10.57cm">
          <text:p text:style-name="P5">Current time i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32cm" svg:height="0.889cm" svg:x="8.26cm" svg:y="10.57cm">
          <text:p text:style-name="P5">12: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6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6:51:15.186827031</meta:creation-date>
    <dc:date>2016-09-14T17:41:02.232514963</dc:date>
    <meta:editing-duration>PT28M17S</meta:editing-duration>
    <meta:editing-cycles>3</meta:editing-cycles>
    <meta:generator>LibreOffice/5.2.1.2$Linux_X86_64 LibreOffice_project/20m0$Build-2</meta:generator>
    <meta:document-statistic meta:object-count="12"/>
  </office:meta>
</office:document-meta>
</file>